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0b888e" officeooo:paragraph-rsid="000b888e"/>
    </style:style>
    <style:style style:name="P2" style:family="paragraph" style:parent-style-name="Text_20_body">
      <style:text-properties fo:color="#800000" officeooo:rsid="000d34d6" officeooo:paragraph-rsid="000d34d6"/>
    </style:style>
    <style:style style:name="P3" style:family="paragraph" style:parent-style-name="Title">
      <style:text-properties officeooo:rsid="0004e0f2" officeooo:paragraph-rsid="0004e0f2"/>
    </style:style>
    <style:style style:name="P4" style:family="paragraph" style:parent-style-name="Text_20_body">
      <style:text-properties officeooo:rsid="0010f478" officeooo:paragraph-rsid="0010f478"/>
    </style:style>
    <style:style style:name="P5" style:family="paragraph" style:parent-style-name="Text_20_body">
      <style:text-properties officeooo:rsid="0014ed2a" officeooo:paragraph-rsid="0014ed2a"/>
    </style:style>
    <style:style style:name="P6" style:family="paragraph" style:parent-style-name="Text_20_body">
      <style:text-properties officeooo:rsid="0005702e" officeooo:paragraph-rsid="0005702e"/>
    </style:style>
    <style:style style:name="P7" style:family="paragraph" style:parent-style-name="Text_20_body">
      <style:text-properties officeooo:paragraph-rsid="00161afa"/>
    </style:style>
    <style:style style:name="T1" style:family="text">
      <style:text-properties officeooo:rsid="0005d78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688e" style:font-style-asian="italic" style:font-style-complex="italic"/>
    </style:style>
    <style:style style:name="T4" style:family="text">
      <style:text-properties fo:font-style="italic" officeooo:rsid="000d34d6" style:font-style-asian="italic" style:font-style-complex="italic"/>
    </style:style>
    <style:style style:name="T5" style:family="text">
      <style:text-properties fo:font-style="italic" officeooo:rsid="000b888e" style:font-style-asian="italic" style:font-style-complex="italic"/>
    </style:style>
    <style:style style:name="T6" style:family="text">
      <style:text-properties fo:font-style="italic" officeooo:rsid="00129765" style:font-style-asian="italic" style:font-style-complex="italic"/>
    </style:style>
    <style:style style:name="T7" style:family="text">
      <style:text-properties fo:font-style="italic" officeooo:rsid="00161afa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9688e" style:font-style-asian="normal" style:font-style-complex="normal"/>
    </style:style>
    <style:style style:name="T10" style:family="text">
      <style:text-properties fo:font-style="normal" officeooo:rsid="000b888e" style:font-style-asian="normal" style:font-style-complex="normal"/>
    </style:style>
    <style:style style:name="T11" style:family="text">
      <style:text-properties fo:font-style="normal" officeooo:rsid="000d34d6" style:font-style-asian="normal" style:font-style-complex="normal"/>
    </style:style>
    <style:style style:name="T12" style:family="text">
      <style:text-properties fo:font-style="normal" officeooo:rsid="000d9f32" style:font-style-asian="normal" style:font-style-complex="normal"/>
    </style:style>
    <style:style style:name="T13" style:family="text">
      <style:text-properties fo:font-style="normal" officeooo:rsid="00129765" style:font-style-asian="normal" style:font-style-complex="normal"/>
    </style:style>
    <style:style style:name="T14" style:family="text">
      <style:text-properties fo:font-style="normal" officeooo:rsid="00161afa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03 – JUnit</text:p>
      <text:p text:style-name="P5">JUnit is a unit testing framework for Java. It provides a plethora of useful tools for testing in Java such as @ annotations, and assert functions (i.e. assertTrue, assertFalse etc). It makes using unit testing much easier and by extension makes test-driven development easier to implement.</text:p>
      <text:p text:style-name="P6">The JUnit practical <text:span text:style-name="T1">is</text:span> an exercise that <text:span text:style-name="T1">is</text:span> meant to test our ability to use interfaces, apply the Test Driven Development module and <text:span text:style-name="T1">use</text:span> JUnit to aid that model of development. <text:span text:style-name="T1">To this end my report will follow a similar structure, as I will describe the tests I am designing followed by how I implemented code to pass those tests.</text:span></text:p>
      <text:h text:style-name="Heading_20_2" text:outline-level="2">LoyaltyCardOwner</text:h>
      <text:p text:style-name="P7">My first set of tests and implementation are associated with the <text:span text:style-name="T2">makeLoyaltyCardOwner</text:span><text:span text:style-name="T8"> method and the </text:span><text:span text:style-name="T2">LoyaltyCardOwner</text:span><text:span text:style-name="T8"> Class. </text:span><text:span text:style-name="T9">Initially tested normal cases to ensure different sets of data were allowed and that when more than one </text:span><text:span text:style-name="T3">LoyaltyCardOwner</text:span><text:span text:style-name="T9"> object were made that they were set up correctly. </text:span><text:span text:style-name="T10">In order to this I had to implement the </text:span><text:span text:style-name="T5">LoyaltyCardOwner</text:span><text:span text:style-name="T10"> class, providing appropriate constructors, fields and implementing the methods outlined in the interface. </text:span></text:p>
      <text:p text:style-name="P7"><text:span text:style-name="T14">For each of the objects fields I used private variables so that they could only be changed by the methods provided by the object and minimize any ripple effects that occur if the implementation of the </text:span><text:span text:style-name="T7">LoyaltyCardOwner</text:span><text:span text:style-name="T14"> object is changed.</text:span></text:p>
      <text:p text:style-name="P1"><text:span text:style-name="T8">Next I tested the edge case if the email and/or the name parameters were left blank during </text:span><text:span text:style-name="T11">creation that a new object would not be created. This was a simple form of validation so that appropriate inputs were given for the </text:span><text:span text:style-name="T4">LoyaltyCardOwner</text:span><text:span text:style-name="T11"> fields. </text:span><text:span text:style-name="T8"><text:s/></text:span></text:p>
      <text:p text:style-name="P2"><text:span text:style-name="T8">Lastly I tested the edge case of null values somehow being being used in the construction of an </text:span><text:span text:style-name="T2">ILoyaltyCardOwner</text:span><text:span text:style-name="T8"> </text:span><text:span text:style-name="T12">Object. Once checking that the correct error was being thrown, I made it so that the error was caught and handled.</text:span></text:p>
      <text:h text:style-name="Heading_20_2" text:outline-level="2"><text:span text:style-name="T12">L</text:span><text:span text:style-name="T8">oyaltyCard</text:span></text:h>
      <text:p text:style-name="P4">Similar to setting up the <text:span text:style-name="T2">LoyaltyCardOwner</text:span><text:span text:style-name="T8"> I first tested that an </text:span><text:span text:style-name="T6">L</text:span><text:span text:style-name="T2">oyaltyCard</text:span><text:span text:style-name="T8"> object was created successfully before checking that each of the methods associated with the object worked. To this end I created private </text:span><text:span text:style-name="T13">variables for the number of times the card has been used, the number of points on the card and a private object to contain the </text:span><text:span text:style-name="T6">LoyaltyCardOwner</text:span><text:span text:style-name="T13"> object. </text:span><text:span text:style-name="T14">As before I used private variables to manage the complexity of the program.</text:span></text:p>
      <text:p text:style-name="P5"><text:span text:style-name="T8">I checked normal cases for each of these values and ensured that when a LoyaltyCard object was created, the different fields were correctly initialized (i.e. number_of_points = 0;). To speed up the testing of the methods I added a @Before method that initialized an instance of LoyaltyCardOwner so it wouldn’t have to be initialized for every test that used a <text:s text:c="2"/>LoyaltyCard bjecty</text:span></text:p>
      <text:p text:style-name="P5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" fo:font-family="'Liberation Sans'" style:font-family-generic="swiss" style:font-pitch="variable" officeooo:rsid="0008e307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9:03:34.604572934</meta:creation-date>
    <dc:date>2018-09-26T20:45:08.533827867</dc:date>
    <meta:editing-duration>PT2H33M19S</meta:editing-duration>
    <meta:editing-cycles>10</meta:editing-cycles>
    <meta:generator>LibreOffice/5.3.6.1$Linux_X86_64 LibreOffice_project/30$Build-1</meta:generator>
    <meta:document-statistic meta:table-count="0" meta:image-count="0" meta:object-count="0" meta:page-count="1" meta:paragraph-count="11" meta:word-count="437" meta:character-count="2654" meta:non-whitespace-character-count="2222"/>
  </office:meta>
</office:document-meta>
</file>